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8mm"/>
    </style:style>
    <style:style style:name="co2" style:family="table-column">
      <style:table-column-properties fo:break-before="auto" style:column-width="23.57mm"/>
    </style:style>
    <style:style style:name="co3" style:family="table-column">
      <style:table-column-properties fo:break-before="auto" style:column-width="15.4mm"/>
    </style:style>
    <style:style style:name="co4" style:family="table-column">
      <style:table-column-properties fo:break-before="auto" style:column-width="17.4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9.07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7.16mm"/>
    </style:style>
    <style:style style:name="co12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8.26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5.08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28mm"/>
    </style:style>
    <style:style style:name="co20" style:family="table-column">
      <style:table-column-properties fo:break-before="auto" style:column-width="8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00864b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color="#00864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9" style:family="table-cell" style:parent-style-name="Default">
      <style:text-properties fo:color="#00864b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mm"/>
    </style:style>
    <style:style style:name="ce12" style:family="table-cell" style:parent-style-name="Default" style:data-style-name="N0">
      <style:text-properties style:use-window-font-color="true"/>
    </style:style>
    <style:style style:name="ce13" style:family="table-cell" style:parent-style-name="Default" style:data-style-name="N108">
      <style:text-properties style:use-window-font-color="true"/>
    </style:style>
    <style:style style:name="ce14" style:family="table-cell" style:parent-style-name="Default" style:data-style-name="N108">
      <style:text-properties fo:color="#00864b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 style:data-style-name="N11">
      <style:text-properties fo:color="#00864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bsc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clusters</text:p>
          </table:table-cell>
          <table:table-cell table:style-name="ce4" office:value-type="string" calcext:value-type="string">
            <text:p>noise</text:p>
          </table:table-cell>
          <table:table-cell table:style-name="ce4" office:value-type="string" calcext:value-type="string">
            <text:p>#clusters</text:p>
          </table:table-cell>
          <table:table-cell table:style-name="ce1" office:value-type="string" calcext:value-type="string">
            <text:p>c-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50</text:p>
          </table:table-cell>
          <table:table-cell table:number-columns-repeated="5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percentage" office:value="0.9976" calcext:value-type="percentage">
            <text:p>99,76 %</text:p>
          </table:table-cell>
          <table:table-cell/>
          <table:table-cell office:value-type="float" office:value="15588" calcext:value-type="float">
            <text:p>155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5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9997" calcext:value-type="percentage">
            <text:p>99,97 %</text:p>
          </table:table-cell>
          <table:table-cell/>
          <table:table-cell office:value-type="float" office:value="15622" calcext:value-type="float">
            <text:p>15622</text:p>
          </table:table-cell>
          <table:table-cell office:value-type="float" office:value="4" calcext:value-type="float">
            <text:p>4</text:p>
          </table:table-cell>
          <table:table-cell table:number-columns-repeated="56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 %</text:p>
          </table:table-cell>
          <table:table-cell/>
          <table:table-cell office:value-type="float" office:value="15626" calcext:value-type="float">
            <text:p>15626</text:p>
          </table:table-cell>
          <table:table-cell table:number-columns-repeated="56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percentage" office:value="0.5855" calcext:value-type="percentage">
            <text:p>58,55 %</text:p>
          </table:table-cell>
          <table:table-cell/>
          <table:table-cell office:value-type="float" office:value="9149" calcext:value-type="float">
            <text:p>9149</text:p>
          </table:table-cell>
          <table:table-cell office:value-type="float" office:value="4" calcext:value-type="float">
            <text:p>4</text:p>
          </table:table-cell>
          <table:table-cell office:value-type="float" office:value="1554" calcext:value-type="float">
            <text:p>1554</text:p>
          </table:table-cell>
          <table:table-cell office:value-type="float" office:value="2937" calcext:value-type="float">
            <text:p>293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percentage" office:value="0.6511" calcext:value-type="percentage">
            <text:p>65,11 %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4" calcext:value-type="float">
            <text:p>4</text:p>
          </table:table-cell>
          <table:table-cell office:value-type="float" office:value="1386" calcext:value-type="float">
            <text:p>1386</text:p>
          </table:table-cell>
          <table:table-cell office:value-type="float" office:value="2712" calcext:value-type="float">
            <text:p>27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3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percentage" office:value="0.6995" calcext:value-type="percentage">
            <text:p>69,95 %</text:p>
          </table:table-cell>
          <table:table-cell/>
          <table:table-cell office:value-type="float" office:value="10930" calcext:value-type="float">
            <text:p>10930</text:p>
          </table:table-cell>
          <table:table-cell office:value-type="float" office:value="1220" calcext:value-type="float">
            <text:p>1220</text:p>
          </table:table-cell>
          <table:table-cell office:value-type="float" office:value="2321" calcext:value-type="float">
            <text:p>23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45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percentage" office:value="0.7381" calcext:value-type="percentage">
            <text:p>73,81 %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2044" calcext:value-type="float">
            <text:p>2044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47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percentage" office:value="0.775" calcext:value-type="percentage">
            <text:p>77,50 %</text:p>
          </table:table-cell>
          <table:table-cell/>
          <table:table-cell office:value-type="float" office:value="12110" calcext:value-type="float">
            <text:p>12110</text:p>
          </table:table-cell>
          <table:table-cell office:value-type="float" office:value="1816" calcext:value-type="float">
            <text:p>1816</text:p>
          </table:table-cell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17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percentage" office:value="0.8013" calcext:value-type="percentage">
            <text:p>80,13 %</text:p>
          </table:table-cell>
          <table:table-cell/>
          <table:table-cell office:value-type="float" office:value="12521" calcext:value-type="float">
            <text:p>12521</text:p>
          </table:table-cell>
          <table:table-cell office:value-type="float" office:value="1649" calcext:value-type="float">
            <text:p>1649</text:p>
          </table:table-cell>
          <table:table-cell office:value-type="float" office:value="786" calcext:value-type="float">
            <text:p>78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27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percentage" office:value="0.8229" calcext:value-type="percentage">
            <text:p>82,29 %</text:p>
          </table:table-cell>
          <table:table-cell/>
          <table:table-cell office:value-type="float" office:value="12858" calcext:value-type="float">
            <text:p>12858</text:p>
          </table:table-cell>
          <table:table-cell office:value-type="float" office:value="1527" calcext:value-type="float">
            <text:p>1527</text:p>
          </table:table-cell>
          <table:table-cell office:value-type="float" office:value="584" calcext:value-type="float">
            <text:p>584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29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percentage" office:value="0.8427" calcext:value-type="percentage">
            <text:p>84,27 %</text:p>
          </table:table-cell>
          <table:table-cell/>
          <table:table-cell office:value-type="float" office:value="13168" calcext:value-type="float">
            <text:p>13168</text:p>
          </table:table-cell>
          <table:table-cell office:value-type="float" office:value="1429" calcext:value-type="float">
            <text:p>1429</text:p>
          </table:table-cell>
          <table:table-cell office:value-type="float" office:value="509" calcext:value-type="float">
            <text:p>50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37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613" calcext:value-type="percentage">
            <text:p>86,13 %</text:p>
          </table:table-cell>
          <table:table-cell/>
          <table:table-cell office:value-type="float" office:value="13459" calcext:value-type="float">
            <text:p>13459</text:p>
          </table:table-cell>
          <table:table-cell office:value-type="float" office:value="1292" calcext:value-type="float">
            <text:p>1292</text:p>
          </table:table-cell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4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percentage" office:value="0.881" calcext:value-type="percentage">
            <text:p>88,10 %</text:p>
          </table:table-cell>
          <table:table-cell/>
          <table:table-cell office:value-type="float" office:value="13767" calcext:value-type="float">
            <text:p>13767</text:p>
          </table:table-cell>
          <table:table-cell office:value-type="float" office:value="1176" calcext:value-type="float">
            <text:p>1176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4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percentage" office:value="0.8958" calcext:value-type="percentage">
            <text:p>89,58 %</text:p>
          </table:table-cell>
          <table:table-cell/>
          <table:table-cell office:value-type="float" office:value="13998" calcext:value-type="float">
            <text:p>13998</text:p>
          </table:table-cell>
          <table:table-cell office:value-type="float" office:value="1095" calcext:value-type="float">
            <text:p>109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55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percentage" office:value="0.9121" calcext:value-type="percentage">
            <text:p>91,21 %</text:p>
          </table:table-cell>
          <table:table-cell/>
          <table:table-cell office:value-type="float" office:value="14253" calcext:value-type="float">
            <text:p>14253</text:p>
          </table:table-cell>
          <table:table-cell office:value-type="float" office:value="390" calcext:value-type="float">
            <text:p>390</text:p>
          </table:table-cell>
          <table:table-cell office:value-type="float" office:value="587" calcext:value-type="float">
            <text:p>587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552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percentage" office:value="0.9218" calcext:value-type="percentage">
            <text:p>92,18 %</text:p>
          </table:table-cell>
          <table:table-cell/>
          <table:table-cell office:value-type="float" office:value="14404" calcext:value-type="float">
            <text:p>14404</text:p>
          </table:table-cell>
          <table:table-cell office:value-type="float" office:value="339" calcext:value-type="float">
            <text:p>339</text:p>
          </table:table-cell>
          <table:table-cell office:value-type="float" office:value="548" calcext:value-type="float">
            <text:p>54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5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percentage" office:value="0.9341" calcext:value-type="percentage">
            <text:p>93,41 %</text:p>
          </table:table-cell>
          <table:table-cell/>
          <table:table-cell office:value-type="float" office:value="14596" calcext:value-type="float">
            <text:p>14596</text:p>
          </table:table-cell>
          <table:table-cell office:value-type="float" office:value="308" calcext:value-type="float">
            <text:p>308</text:p>
          </table:table-cell>
          <table:table-cell office:value-type="float" office:value="491" calcext:value-type="float">
            <text:p>49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5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percentage" office:value="0.9439" calcext:value-type="percentage">
            <text:p>94,39 %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46" calcext:value-type="float">
            <text:p>246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55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percentage" office:value="0.9489" calcext:value-type="percentage">
            <text:p>94,89 %</text:p>
          </table:table-cell>
          <table:table-cell/>
          <table:table-cell office:value-type="float" office:value="14827" calcext:value-type="float">
            <text:p>14827</text:p>
          </table:table-cell>
          <table:table-cell office:value-type="float" office:value="205" calcext:value-type="float">
            <text:p>205</text:p>
          </table:table-cell>
          <table:table-cell office:value-type="float" office:value="436" calcext:value-type="float">
            <text:p>43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5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percentage" office:value="0.9534" calcext:value-type="percentage">
            <text:p>95,34 %</text:p>
          </table:table-cell>
          <table:table-cell/>
          <table:table-cell office:value-type="float" office:value="14898" calcext:value-type="float">
            <text:p>14898</text:p>
          </table:table-cell>
          <table:table-cell office:value-type="float" office:value="201" calcext:value-type="float">
            <text:p>201</text:p>
          </table:table-cell>
          <table:table-cell office:value-type="float" office:value="419" calcext:value-type="float">
            <text:p>41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6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percentage" office:value="0.9567" calcext:value-type="percentage">
            <text:p>95,67 %</text:p>
          </table:table-cell>
          <table:table-cell/>
          <table:table-cell office:value-type="float" office:value="14949" calcext:value-type="float">
            <text:p>14949</text:p>
          </table:table-cell>
          <table:table-cell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385" calcext:value-type="float">
            <text:p>38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56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percentage" office:value="0.1352" calcext:value-type="percentage">
            <text:p>13,52 %</text:p>
          </table:table-cell>
          <table:table-cell table:style-name="ce6"/>
          <table:table-cell office:value-type="float" office:value="2113" calcext:value-type="float">
            <text:p>2113</text:p>
          </table:table-cell>
          <table:table-cell office:value-type="float" office:value="8538" calcext:value-type="float">
            <text:p>8538</text:p>
          </table:table-cell>
          <table:table-cell office:value-type="float" office:value="4157" calcext:value-type="float">
            <text:p>41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46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percentage" office:value="0.1559" calcext:value-type="percentage">
            <text:p>15,59 %</text:p>
          </table:table-cell>
          <table:table-cell table:style-name="ce6"/>
          <table:table-cell office:value-type="float" office:value="2436" calcext:value-type="float">
            <text:p>2436</text:p>
          </table:table-cell>
          <table:table-cell office:value-type="float" office:value="8406" calcext:value-type="float">
            <text:p>8406</text:p>
          </table:table-cell>
          <table:table-cell office:value-type="float" office:value="4095" calcext:value-type="float">
            <text:p>4095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2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percentage" office:value="0.1736" calcext:value-type="percentage">
            <text:p>17,36 %</text:p>
          </table:table-cell>
          <table:table-cell table:style-name="ce6"/>
          <table:table-cell office:value-type="float" office:value="2712" calcext:value-type="float">
            <text:p>2712</text:p>
          </table:table-cell>
          <table:table-cell office:value-type="float" office:value="8303" calcext:value-type="float">
            <text:p>8303</text:p>
          </table:table-cell>
          <table:table-cell office:value-type="float" office:value="3911" calcext:value-type="float">
            <text:p>3911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4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1872" calcext:value-type="percentage">
            <text:p>18,72 %</text:p>
          </table:table-cell>
          <table:table-cell table:style-name="ce6"/>
          <table:table-cell office:value-type="float" office:value="2925" calcext:value-type="float">
            <text:p>2925</text:p>
          </table:table-cell>
          <table:table-cell office:value-type="float" office:value="8207" calcext:value-type="float">
            <text:p>8207</text:p>
          </table:table-cell>
          <table:table-cell office:value-type="float" office:value="3850" calcext:value-type="float">
            <text:p>3850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4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percentage" office:value="0.2008" calcext:value-type="percentage">
            <text:p>20,08 %</text:p>
          </table:table-cell>
          <table:table-cell table:style-name="ce6"/>
          <table:table-cell office:value-type="float" office:value="3137" calcext:value-type="float">
            <text:p>3137</text:p>
          </table:table-cell>
          <table:table-cell office:value-type="float" office:value="8080" calcext:value-type="float">
            <text:p>8080</text:p>
          </table:table-cell>
          <table:table-cell office:value-type="float" office:value="3739" calcext:value-type="float">
            <text:p>3739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7" calcext:value-type="float">
            <text:p>26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4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118" calcext:value-type="percentage">
            <text:p>21,18 %</text:p>
          </table:table-cell>
          <table:table-cell table:style-name="ce6"/>
          <table:table-cell office:value-type="float" office:value="3309" calcext:value-type="float">
            <text:p>3309</text:p>
          </table:table-cell>
          <table:table-cell office:value-type="float" office:value="6523" calcext:value-type="float">
            <text:p>6523</text:p>
          </table:table-cell>
          <table:table-cell office:value-type="float" office:value="3701" calcext:value-type="float">
            <text:p>3701</text:p>
          </table:table-cell>
          <table:table-cell office:value-type="float" office:value="1451" calcext:value-type="float">
            <text:p>1451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4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242" calcext:value-type="percentage">
            <text:p>22,42 %</text:p>
          </table:table-cell>
          <table:table-cell table:style-name="ce6"/>
          <table:table-cell office:value-type="float" office:value="3503" calcext:value-type="float">
            <text:p>3503</text:p>
          </table:table-cell>
          <table:table-cell office:value-type="float" office:value="6447" calcext:value-type="float">
            <text:p>6447</text:p>
          </table:table-cell>
          <table:table-cell office:value-type="float" office:value="3668" calcext:value-type="float">
            <text:p>3668</text:p>
          </table:table-cell>
          <table:table-cell office:value-type="float" office:value="1417" calcext:value-type="float">
            <text:p>1417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4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2353" calcext:value-type="percentage">
            <text:p>23,53 %</text:p>
          </table:table-cell>
          <table:table-cell table:style-name="ce6"/>
          <table:table-cell office:value-type="float" office:value="3677" calcext:value-type="float">
            <text:p>3677</text:p>
          </table:table-cell>
          <table:table-cell office:value-type="float" office:value="6386" calcext:value-type="float">
            <text:p>6386</text:p>
          </table:table-cell>
          <table:table-cell office:value-type="float" office:value="3625" calcext:value-type="float">
            <text:p>3625</text:p>
          </table:table-cell>
          <table:table-cell office:value-type="float" office:value="1397" calcext:value-type="float">
            <text:p>1397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5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46" calcext:value-type="percentage">
            <text:p>24,60 %</text:p>
          </table:table-cell>
          <table:table-cell table:style-name="ce6"/>
          <table:table-cell office:value-type="float" office:value="3844" calcext:value-type="float">
            <text:p>3844</text:p>
          </table:table-cell>
          <table:table-cell office:value-type="float" office:value="5728" calcext:value-type="float">
            <text:p>5728</text:p>
          </table:table-cell>
          <table:table-cell office:value-type="float" office:value="3580" calcext:value-type="float">
            <text:p>3580</text:p>
          </table:table-cell>
          <table:table-cell office:value-type="float" office:value="1362" calcext:value-type="float">
            <text:p>1362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4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percentage" office:value="0.2567" calcext:value-type="percentage">
            <text:p>25,67 %</text:p>
          </table:table-cell>
          <table:table-cell table:style-name="ce6"/>
          <table:table-cell office:value-type="float" office:value="4011" calcext:value-type="float">
            <text:p>4011</text:p>
          </table:table-cell>
          <table:table-cell office:value-type="float" office:value="3548" calcext:value-type="float">
            <text:p>3548</text:p>
          </table:table-cell>
          <table:table-cell office:value-type="float" office:value="5682" calcext:value-type="float">
            <text:p>5682</text:p>
          </table:table-cell>
          <table:table-cell office:value-type="float" office:value="1326" calcext:value-type="float">
            <text:p>1326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5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646" calcext:value-type="percentage">
            <text:p>26,46 %</text:p>
          </table:table-cell>
          <table:table-cell table:style-name="ce6"/>
          <table:table-cell office:value-type="float" office:value="4134" calcext:value-type="float">
            <text:p>4134</text:p>
          </table:table-cell>
          <table:table-cell office:value-type="float" office:value="3522" calcext:value-type="float">
            <text:p>3522</text:p>
          </table:table-cell>
          <table:table-cell office:value-type="float" office:value="5653" calcext:value-type="float">
            <text:p>5653</text:p>
          </table:table-cell>
          <table:table-cell office:value-type="float" office:value="1308" calcext:value-type="float">
            <text:p>1308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4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2773" calcext:value-type="percentage">
            <text:p>27,73 %</text:p>
          </table:table-cell>
          <table:table-cell table:style-name="ce6"/>
          <table:table-cell office:value-type="float" office:value="4333" calcext:value-type="float">
            <text:p>4333</text:p>
          </table:table-cell>
          <table:table-cell office:value-type="float" office:value="3492" calcext:value-type="float">
            <text:p>3492</text:p>
          </table:table-cell>
          <table:table-cell office:value-type="float" office:value="5556" calcext:value-type="float">
            <text:p>5556</text:p>
          </table:table-cell>
          <table:table-cell office:value-type="float" office:value="1290" calcext:value-type="float">
            <text:p>1290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99" calcext:value-type="float">
            <text:p>39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55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percentage" office:value="0.2852" calcext:value-type="percentage">
            <text:p>28,52 %</text:p>
          </table:table-cell>
          <table:table-cell table:style-name="ce6"/>
          <table:table-cell office:value-type="float" office:value="4456" calcext:value-type="float">
            <text:p>4456</text:p>
          </table:table-cell>
          <table:table-cell office:value-type="float" office:value="3471" calcext:value-type="float">
            <text:p>3471</text:p>
          </table:table-cell>
          <table:table-cell office:value-type="float" office:value="5522" calcext:value-type="float">
            <text:p>5522</text:p>
          </table:table-cell>
          <table:table-cell office:value-type="float" office:value="1267" calcext:value-type="float">
            <text:p>1267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55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percentage" office:value="0.2955" calcext:value-type="percentage">
            <text:p>29,55 %</text:p>
          </table:table-cell>
          <table:table-cell table:style-name="ce6"/>
          <table:table-cell office:value-type="float" office:value="4618" calcext:value-type="float">
            <text:p>4618</text:p>
          </table:table-cell>
          <table:table-cell office:value-type="float" office:value="3443" calcext:value-type="float">
            <text:p>3443</text:p>
          </table:table-cell>
          <table:table-cell office:value-type="float" office:value="5482" calcext:value-type="float">
            <text:p>5482</text:p>
          </table:table-cell>
          <table:table-cell office:value-type="float" office:value="1244" calcext:value-type="float">
            <text:p>124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55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percentage" office:value="0.3042" calcext:value-type="percentage">
            <text:p>30,42 %</text:p>
          </table:table-cell>
          <table:table-cell table:style-name="ce6"/>
          <table:table-cell office:value-type="float" office:value="4753" calcext:value-type="float">
            <text:p>4753</text:p>
          </table:table-cell>
          <table:table-cell office:value-type="float" office:value="3403" calcext:value-type="float">
            <text:p>3403</text:p>
          </table:table-cell>
          <table:table-cell office:value-type="float" office:value="5356" calcext:value-type="float">
            <text:p>5356</text:p>
          </table:table-cell>
          <table:table-cell office:value-type="float" office:value="1234" calcext:value-type="float">
            <text:p>123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79" calcext:value-type="float">
            <text:p>379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55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3091" calcext:value-type="percentage">
            <text:p>30,91 %</text:p>
          </table:table-cell>
          <table:table-cell table:style-name="ce6"/>
          <table:table-cell office:value-type="float" office:value="4830" calcext:value-type="float">
            <text:p>4830</text:p>
          </table:table-cell>
          <table:table-cell office:value-type="float" office:value="3380" calcext:value-type="float">
            <text:p>3380</text:p>
          </table:table-cell>
          <table:table-cell office:value-type="float" office:value="5336" calcext:value-type="float">
            <text:p>5336</text:p>
          </table:table-cell>
          <table:table-cell office:value-type="float" office:value="378" calcext:value-type="float">
            <text:p>37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41" calcext:value-type="float">
            <text:p>841</text:p>
          </table:table-cell>
          <table:table-cell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55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percentage" office:value="0.3181" calcext:value-type="percentage">
            <text:p>31,81 %</text:p>
          </table:table-cell>
          <table:table-cell table:style-name="ce6"/>
          <table:table-cell office:value-type="float" office:value="4970" calcext:value-type="float">
            <text:p>4970</text:p>
          </table:table-cell>
          <table:table-cell office:value-type="float" office:value="3353" calcext:value-type="float">
            <text:p>3353</text:p>
          </table:table-cell>
          <table:table-cell office:value-type="float" office:value="5306" calcext:value-type="float">
            <text:p>5306</text:p>
          </table:table-cell>
          <table:table-cell office:value-type="float" office:value="371" calcext:value-type="float">
            <text:p>37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31" calcext:value-type="float">
            <text:p>831</text:p>
          </table:table-cell>
          <table:table-cell office:value-type="float" office:value="374" calcext:value-type="float">
            <text:p>374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55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percentage" office:value="0.3255" calcext:value-type="percentage">
            <text:p>32,55 %</text:p>
          </table:table-cell>
          <table:table-cell table:style-name="ce6"/>
          <table:table-cell office:value-type="float" office:value="5087" calcext:value-type="float">
            <text:p>5087</text:p>
          </table:table-cell>
          <table:table-cell office:value-type="float" office:value="3323" calcext:value-type="float">
            <text:p>3323</text:p>
          </table:table-cell>
          <table:table-cell office:value-type="float" office:value="5280" calcext:value-type="float">
            <text:p>5280</text:p>
          </table:table-cell>
          <table:table-cell office:value-type="float" office:value="366" calcext:value-type="float">
            <text:p>36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370" calcext:value-type="float">
            <text:p>37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5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percentage" office:value="0.0323" calcext:value-type="percentage">
            <text:p>3,23 %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9501" calcext:value-type="float">
            <text:p>9501</text:p>
          </table:table-cell>
          <table:table-cell office:value-type="float" office:value="5454" calcext:value-type="float">
            <text:p>54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percentage" office:value="0.036" calcext:value-type="percentage">
            <text:p>3,60 %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9492" calcext:value-type="float">
            <text:p>9492</text:p>
          </table:table-cell>
          <table:table-cell office:value-type="float" office:value="5445" calcext:value-type="float">
            <text:p>54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4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percentage" office:value="0.0393" calcext:value-type="percentage">
            <text:p>3,93 %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9483" calcext:value-type="float">
            <text:p>9483</text:p>
          </table:table-cell>
          <table:table-cell office:value-type="float" office:value="5417" calcext:value-type="float">
            <text:p>54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5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0427" calcext:value-type="percentage">
            <text:p>4,27 %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9466" calcext:value-type="float">
            <text:p>9466</text:p>
          </table:table-cell>
          <table:table-cell office:value-type="float" office:value="5404" calcext:value-type="float">
            <text:p>540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56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percentage" office:value="0.046" calcext:value-type="percentage">
            <text:p>4,60 %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9444" calcext:value-type="float">
            <text:p>9444</text:p>
          </table:table-cell>
          <table:table-cell office:value-type="float" office:value="5392" calcext:value-type="float">
            <text:p>53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55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percentage" office:value="0.0487" calcext:value-type="percentage">
            <text:p>4,87 %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9420" calcext:value-type="float">
            <text:p>9420</text:p>
          </table:table-cell>
          <table:table-cell office:value-type="float" office:value="5377" calcext:value-type="float">
            <text:p>53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558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0518" calcext:value-type="percentage">
            <text:p>5,18 %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9410" calcext:value-type="float">
            <text:p>9410</text:p>
          </table:table-cell>
          <table:table-cell office:value-type="float" office:value="4751" calcext:value-type="float">
            <text:p>4751</text:p>
          </table:table-cell>
          <table:table-cell office:value-type="float" office:value="582" calcext:value-type="float">
            <text:p>5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5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percentage" office:value="0.0561" calcext:value-type="percentage">
            <text:p>5,61 %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9386" calcext:value-type="float">
            <text:p>9386</text:p>
          </table:table-cell>
          <table:table-cell office:value-type="float" office:value="4730" calcext:value-type="float">
            <text:p>4730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5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percentage" office:value="0.0603" calcext:value-type="percentage">
            <text:p>6,03 %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9363" calcext:value-type="float">
            <text:p>9363</text:p>
          </table:table-cell>
          <table:table-cell office:value-type="float" office:value="4694" calcext:value-type="float">
            <text:p>4694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5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percentage" office:value="0.0637" calcext:value-type="percentage">
            <text:p>6,37 %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340" calcext:value-type="float">
            <text:p>9340</text:p>
          </table:table-cell>
          <table:table-cell office:value-type="float" office:value="4678" calcext:value-type="float">
            <text:p>4678</text:p>
          </table:table-cell>
          <table:table-cell office:value-type="float" office:value="573" calcext:value-type="float">
            <text:p>5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59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percentage" office:value="0.0663" calcext:value-type="percentage">
            <text:p>6,63 %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9325" calcext:value-type="float">
            <text:p>9325</text:p>
          </table:table-cell>
          <table:table-cell office:value-type="float" office:value="4667" calcext:value-type="float">
            <text:p>4667</text:p>
          </table:table-cell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6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percentage" office:value="0.0692" calcext:value-type="percentage">
            <text:p>6,92 %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9318" calcext:value-type="float">
            <text:p>9318</text:p>
          </table:table-cell>
          <table:table-cell office:value-type="float" office:value="4655" calcext:value-type="float">
            <text:p>4655</text:p>
          </table:table-cell>
          <table:table-cell office:value-type="float" office:value="571" calcext:value-type="float">
            <text:p>571</text:p>
          </table:table-cell>
          <table:table-cell table:number-columns-repeated="56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percentage" office:value="0.0718" calcext:value-type="percentage">
            <text:p>7,18 %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9298" calcext:value-type="float">
            <text:p>9298</text:p>
          </table:table-cell>
          <table:table-cell office:value-type="float" office:value="4610" calcext:value-type="float">
            <text:p>4610</text:p>
          </table:table-cell>
          <table:table-cell office:value-type="float" office:value="569" calcext:value-type="float">
            <text:p>569</text:p>
          </table:table-cell>
          <table:table-cell office:value-type="float" office:value="27" calcext:value-type="float">
            <text:p>27</text:p>
          </table:table-cell>
          <table:table-cell table:number-columns-repeated="56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percentage" office:value="0.0744" calcext:value-type="percentage">
            <text:p>7,44 %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9279" calcext:value-type="float">
            <text:p>9279</text:p>
          </table:table-cell>
          <table:table-cell office:value-type="float" office:value="4596" calcext:value-type="float">
            <text:p>4596</text:p>
          </table:table-cell>
          <table:table-cell office:value-type="float" office:value="565" calcext:value-type="float">
            <text:p>565</text:p>
          </table:table-cell>
          <table:table-cell office:value-type="float" office:value="23" calcext:value-type="float">
            <text:p>23</text:p>
          </table:table-cell>
          <table:table-cell table:number-columns-repeated="56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percentage" office:value="0.0768" calcext:value-type="percentage">
            <text:p>7,68 %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265" calcext:value-type="float">
            <text:p>9265</text:p>
          </table:table-cell>
          <table:table-cell office:value-type="float" office:value="4576" calcext:value-type="float">
            <text:p>4576</text:p>
          </table:table-cell>
          <table:table-cell office:value-type="float" office:value="562" calcext:value-type="float">
            <text:p>562</text:p>
          </table:table-cell>
          <table:table-cell office:value-type="float" office:value="23" calcext:value-type="float">
            <text:p>23</text:p>
          </table:table-cell>
          <table:table-cell table:number-columns-repeated="56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percentage" office:value="0.0782" calcext:value-type="percentage">
            <text:p>7,82 %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9257" calcext:value-type="float">
            <text:p>9257</text:p>
          </table:table-cell>
          <table:table-cell office:value-type="float" office:value="4563" calcext:value-type="float">
            <text:p>4563</text:p>
          </table:table-cell>
          <table:table-cell office:value-type="float" office:value="559" calcext:value-type="float">
            <text:p>5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6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percentage" office:value="0.0808" calcext:value-type="percentage">
            <text:p>8,08 %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9241" calcext:value-type="float">
            <text:p>9241</text:p>
          </table:table-cell>
          <table:table-cell office:value-type="float" office:value="4554" calcext:value-type="float">
            <text:p>4554</text:p>
          </table:table-cell>
          <table:table-cell office:value-type="float" office:value="553" calcext:value-type="float">
            <text:p>553</text:p>
          </table:table-cell>
          <table:table-cell office:value-type="float" office:value="16" calcext:value-type="float">
            <text:p>16</text:p>
          </table:table-cell>
          <table:table-cell table:number-columns-repeated="56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0833" calcext:value-type="percentage">
            <text:p>8,33 %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9207" calcext:value-type="float">
            <text:p>9207</text:p>
          </table:table-cell>
          <table:table-cell office:value-type="float" office:value="4547" calcext:value-type="float">
            <text:p>4547</text:p>
          </table:table-cell>
          <table:table-cell office:value-type="float" office:value="552" calcext:value-type="float">
            <text:p>552</text:p>
          </table:table-cell>
          <table:table-cell office:value-type="float" office:value="18" calcext:value-type="float">
            <text:p>18</text:p>
          </table:table-cell>
          <table:table-cell table:number-columns-repeated="5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percentage" office:value="0.0088" calcext:value-type="percentage">
            <text:p>0,88 %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802" calcext:value-type="float">
            <text:p>9802</text:p>
          </table:table-cell>
          <table:table-cell office:value-type="float" office:value="5645" calcext:value-type="float">
            <text:p>56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5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percentage" office:value="0.0108" calcext:value-type="percentage">
            <text:p>1,08 %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9799" calcext:value-type="float">
            <text:p>9799</text:p>
          </table:table-cell>
          <table:table-cell office:value-type="float" office:value="5644" calcext:value-type="float">
            <text:p>56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6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percentage" office:value="0.0122" calcext:value-type="percentage">
            <text:p>1,22 %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9797" calcext:value-type="float">
            <text:p>9797</text:p>
          </table:table-cell>
          <table:table-cell office:value-type="float" office:value="5638" calcext:value-type="float">
            <text:p>5638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0129" calcext:value-type="percentage">
            <text:p>1,29 %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9791" calcext:value-type="float">
            <text:p>9791</text:p>
          </table:table-cell>
          <table:table-cell office:value-type="float" office:value="5634" calcext:value-type="float">
            <text:p>5634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percentage" office:value="0.0134" calcext:value-type="percentage">
            <text:p>1,34 %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787" calcext:value-type="float">
            <text:p>9787</text:p>
          </table:table-cell>
          <table:table-cell office:value-type="float" office:value="5629" calcext:value-type="float">
            <text:p>5629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percentage" office:value="0.0143" calcext:value-type="percentage">
            <text:p>1,43 %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9776" calcext:value-type="float">
            <text:p>9776</text:p>
          </table:table-cell>
          <table:table-cell office:value-type="float" office:value="5627" calcext:value-type="float">
            <text:p>5627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percentage" office:value="0.0147" calcext:value-type="percentage">
            <text:p>1,47 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774" calcext:value-type="float">
            <text:p>9774</text:p>
          </table:table-cell>
          <table:table-cell office:value-type="float" office:value="5622" calcext:value-type="float">
            <text:p>5622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0151" calcext:value-type="percentage">
            <text:p>1,51 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9771" calcext:value-type="float">
            <text:p>9771</text:p>
          </table:table-cell>
          <table:table-cell office:value-type="float" office:value="5619" calcext:value-type="float">
            <text:p>5619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percentage" office:value="0.0154" calcext:value-type="percentage">
            <text:p>1,54 %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9757" calcext:value-type="float">
            <text:p>9757</text:p>
          </table:table-cell>
          <table:table-cell office:value-type="float" office:value="5617" calcext:value-type="float">
            <text:p>5617</text:p>
          </table:table-cell>
          <table:table-cell office:value-type="float" office:value="11" calcext:value-type="float">
            <text:p>11</text:p>
          </table:table-cell>
          <table:table-cell table:number-columns-repeated="56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percentage" office:value="0.0168" calcext:value-type="percentage">
            <text:p>1,68 %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9748" calcext:value-type="float">
            <text:p>9748</text:p>
          </table:table-cell>
          <table:table-cell office:value-type="float" office:value="5615" calcext:value-type="float">
            <text:p>5615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175" calcext:value-type="percentage">
            <text:p>1,75 %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9743" calcext:value-type="float">
            <text:p>9743</text:p>
          </table:table-cell>
          <table:table-cell office:value-type="float" office:value="5610" calcext:value-type="float">
            <text:p>5610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percentage" office:value="0.0175" calcext:value-type="percentage">
            <text:p>1,75 %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9742" calcext:value-type="float">
            <text:p>9742</text:p>
          </table:table-cell>
          <table:table-cell office:value-type="float" office:value="5610" calcext:value-type="float">
            <text:p>5610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percentage" office:value="0.0176" calcext:value-type="percentage">
            <text:p>1,76 %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9742" calcext:value-type="float">
            <text:p>9742</text:p>
          </table:table-cell>
          <table:table-cell office:value-type="float" office:value="5609" calcext:value-type="float">
            <text:p>5609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percentage" office:value="0.0179" calcext:value-type="percentage">
            <text:p>1,79 %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9742" calcext:value-type="float">
            <text:p>9742</text:p>
          </table:table-cell>
          <table:table-cell office:value-type="float" office:value="5605" calcext:value-type="float">
            <text:p>5605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percentage" office:value="0.0185" calcext:value-type="percentage">
            <text:p>1,85 %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9738" calcext:value-type="float">
            <text:p>9738</text:p>
          </table:table-cell>
          <table:table-cell office:value-type="float" office:value="5599" calcext:value-type="float">
            <text:p>5599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percentage" office:value="0.0189" calcext:value-type="percentage">
            <text:p>1,89 %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9736" calcext:value-type="float">
            <text:p>9736</text:p>
          </table:table-cell>
          <table:table-cell office:value-type="float" office:value="5595" calcext:value-type="float">
            <text:p>5595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percentage" office:value="0.0195" calcext:value-type="percentage">
            <text:p>1,95 %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9734" calcext:value-type="float">
            <text:p>9734</text:p>
          </table:table-cell>
          <table:table-cell office:value-type="float" office:value="5587" calcext:value-type="float">
            <text:p>5587</text:p>
          </table:table-cell>
          <table:table-cell table:number-columns-repeated="56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percentage" office:value="0.0206" calcext:value-type="percentage">
            <text:p>2,06 %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727" calcext:value-type="float">
            <text:p>9727</text:p>
          </table:table-cell>
          <table:table-cell office:value-type="float" office:value="5577" calcext:value-type="float">
            <text:p>5577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0026" calcext:value-type="percentage">
            <text:p>0,26 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869" calcext:value-type="float">
            <text:p>9869</text:p>
          </table:table-cell>
          <table:table-cell office:value-type="float" office:value="5695" calcext:value-type="float">
            <text:p>56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58"/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0035" calcext:value-type="percentage">
            <text:p>0,35 %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869" calcext:value-type="float">
            <text:p>9869</text:p>
          </table:table-cell>
          <table:table-cell office:value-type="float" office:value="5693" calcext:value-type="float">
            <text:p>56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61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percentage" office:value="0.004" calcext:value-type="percentage">
            <text:p>0,40 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859" calcext:value-type="float">
            <text:p>9859</text:p>
          </table:table-cell>
          <table:table-cell office:value-type="float" office:value="5692" calcext:value-type="float">
            <text:p>569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61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percentage" office:value="0.0048" calcext:value-type="percentage">
            <text:p>0,48 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53" calcext:value-type="float">
            <text:p>9853</text:p>
          </table:table-cell>
          <table:table-cell office:value-type="float" office:value="5692" calcext:value-type="float">
            <text:p>5692</text:p>
          </table:table-cell>
          <table:table-cell office:value-type="float" office:value="6" calcext:value-type="float">
            <text:p>6</text:p>
          </table:table-cell>
          <table:table-cell table:number-columns-repeated="56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percentage" office:value="0.0052" calcext:value-type="percentage">
            <text:p>0,52 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849" calcext:value-type="float">
            <text:p>9849</text:p>
          </table:table-cell>
          <table:table-cell office:value-type="float" office:value="5690" calcext:value-type="float">
            <text:p>5690</text:p>
          </table:table-cell>
          <table:table-cell office:value-type="float" office:value="6" calcext:value-type="float">
            <text:p>6</text:p>
          </table:table-cell>
          <table:table-cell table:number-columns-repeated="56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percentage" office:value="0.0058" calcext:value-type="percentage">
            <text:p>0,58 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47" calcext:value-type="float">
            <text:p>9847</text:p>
          </table:table-cell>
          <table:table-cell office:value-type="float" office:value="5689" calcext:value-type="float">
            <text:p>5689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percentage" office:value="0.0059" calcext:value-type="percentage">
            <text:p>0,59 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46" calcext:value-type="float">
            <text:p>9846</text:p>
          </table:table-cell>
          <table:table-cell office:value-type="float" office:value="5688" calcext:value-type="float">
            <text:p>5688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0061" calcext:value-type="percentage">
            <text:p>0,61 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844" calcext:value-type="float">
            <text:p>9844</text:p>
          </table:table-cell>
          <table:table-cell office:value-type="float" office:value="5687" calcext:value-type="float">
            <text:p>5687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percentage" office:value="0.0062" calcext:value-type="percentage">
            <text:p>0,62 %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843" calcext:value-type="float">
            <text:p>9843</text:p>
          </table:table-cell>
          <table:table-cell office:value-type="float" office:value="5686" calcext:value-type="float">
            <text:p>5686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063" calcext:value-type="percentage">
            <text:p>0,63 %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842" calcext:value-type="float">
            <text:p>9842</text:p>
          </table:table-cell>
          <table:table-cell office:value-type="float" office:value="5685" calcext:value-type="float">
            <text:p>5685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percentage" office:value="0.0068" calcext:value-type="percentage">
            <text:p>0,68 %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838" calcext:value-type="float">
            <text:p>9838</text:p>
          </table:table-cell>
          <table:table-cell office:value-type="float" office:value="5682" calcext:value-type="float">
            <text:p>5682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percentage" office:value="0.0069" calcext:value-type="percentage">
            <text:p>0,69 %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837" calcext:value-type="float">
            <text:p>9837</text:p>
          </table:table-cell>
          <table:table-cell office:value-type="float" office:value="5681" calcext:value-type="float">
            <text:p>5681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percentage" office:value="0.007" calcext:value-type="percentage">
            <text:p>0,70 %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837" calcext:value-type="float">
            <text:p>9837</text:p>
          </table:table-cell>
          <table:table-cell office:value-type="float" office:value="5680" calcext:value-type="float">
            <text:p>5680</text:p>
          </table:table-cell>
          <table:table-cell table:number-columns-repeated="56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percentage" office:value="0.0071" calcext:value-type="percentage">
            <text:p>0,71 %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836" calcext:value-type="float">
            <text:p>9836</text:p>
          </table:table-cell>
          <table:table-cell office:value-type="float" office:value="5679" calcext:value-type="float">
            <text:p>5679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percentage" office:value="0.0008" calcext:value-type="percentage">
            <text:p>0,08 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87" calcext:value-type="float">
            <text:p>9887</text:p>
          </table:table-cell>
          <table:table-cell office:value-type="float" office:value="5714" calcext:value-type="float">
            <text:p>57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61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001" calcext:value-type="percentage">
            <text:p>0,10 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87" calcext:value-type="float">
            <text:p>9887</text:p>
          </table:table-cell>
          <table:table-cell office:value-type="float" office:value="5712" calcext:value-type="float">
            <text:p>57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61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0013" calcext:value-type="percentage">
            <text:p>0,13 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887" calcext:value-type="float">
            <text:p>9887</text:p>
          </table:table-cell>
          <table:table-cell office:value-type="float" office:value="5712" calcext:value-type="float">
            <text:p>5712</text:p>
          </table:table-cell>
          <table:table-cell office:value-type="float" office:value="6" calcext:value-type="float">
            <text:p>6</text:p>
          </table:table-cell>
          <table:table-cell table:number-columns-repeated="56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0018" calcext:value-type="percentage">
            <text:p>0,18 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886" calcext:value-type="float">
            <text:p>9886</text:p>
          </table:table-cell>
          <table:table-cell office:value-type="float" office:value="5712" calcext:value-type="float">
            <text:p>5712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percentage" office:value="0.0021" calcext:value-type="percentage">
            <text:p>0,21 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881" calcext:value-type="float">
            <text:p>9881</text:p>
          </table:table-cell>
          <table:table-cell office:value-type="float" office:value="5712" calcext:value-type="float">
            <text:p>5712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percentage" office:value="0.0024" calcext:value-type="percentage">
            <text:p>0,24 %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881" calcext:value-type="float">
            <text:p>9881</text:p>
          </table:table-cell>
          <table:table-cell office:value-type="float" office:value="5707" calcext:value-type="float">
            <text:p>5707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percentage" office:value="0.0025" calcext:value-type="percentage">
            <text:p>0,25 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880" calcext:value-type="float">
            <text:p>9880</text:p>
          </table:table-cell>
          <table:table-cell office:value-type="float" office:value="5707" calcext:value-type="float">
            <text:p>5707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,28 %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875" calcext:value-type="float">
            <text:p>9875</text:p>
          </table:table-cell>
          <table:table-cell office:value-type="float" office:value="5707" calcext:value-type="float">
            <text:p>5707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percentage" office:value="0.0029" calcext:value-type="percentage">
            <text:p>0,29 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875" calcext:value-type="float">
            <text:p>9875</text:p>
          </table:table-cell>
          <table:table-cell office:value-type="float" office:value="5706" calcext:value-type="float">
            <text:p>5706</text:p>
          </table:table-cell>
          <table:table-cell table:number-columns-repeated="56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percentage" office:value="0.0029" calcext:value-type="percentage">
            <text:p>0,29 %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875" calcext:value-type="float">
            <text:p>9875</text:p>
          </table:table-cell>
          <table:table-cell office:value-type="float" office:value="5705" calcext:value-type="float">
            <text:p>5705</text:p>
          </table:table-cell>
          <table:table-cell table:number-columns-repeated="563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003" calcext:value-type="percentage">
            <text:p>0,03 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87" calcext:value-type="float">
            <text:p>9887</text:p>
          </table:table-cell>
          <table:table-cell office:value-type="float" office:value="5728" calcext:value-type="float">
            <text:p>5728</text:p>
          </table:table-cell>
          <table:table-cell office:value-type="float" office:value="7" calcext:value-type="float">
            <text:p>7</text:p>
          </table:table-cell>
          <table:table-cell table:number-columns-repeated="56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0004" calcext:value-type="percentage">
            <text:p>0,04 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87" calcext:value-type="float">
            <text:p>9887</text:p>
          </table:table-cell>
          <table:table-cell office:value-type="float" office:value="5725" calcext:value-type="float">
            <text:p>5725</text:p>
          </table:table-cell>
          <table:table-cell office:value-type="float" office:value="7" calcext:value-type="float">
            <text:p>7</text:p>
          </table:table-cell>
          <table:table-cell table:number-columns-repeated="56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0009" calcext:value-type="percentage">
            <text:p>0,09 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87" calcext:value-type="float">
            <text:p>9887</text:p>
          </table:table-cell>
          <table:table-cell office:value-type="float" office:value="5725" calcext:value-type="float">
            <text:p>5725</text:p>
          </table:table-cell>
          <table:table-cell table:number-columns-repeated="56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percentage" office:value="0.001" calcext:value-type="percentage">
            <text:p>0,10 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87" calcext:value-type="float">
            <text:p>9887</text:p>
          </table:table-cell>
          <table:table-cell office:value-type="float" office:value="5724" calcext:value-type="float">
            <text:p>5724</text:p>
          </table:table-cell>
          <table:table-cell table:number-columns-repeated="56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0011" calcext:value-type="percentage">
            <text:p>0,11 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887" calcext:value-type="float">
            <text:p>9887</text:p>
          </table:table-cell>
          <table:table-cell office:value-type="float" office:value="5722" calcext:value-type="float">
            <text:p>5722</text:p>
          </table:table-cell>
          <table:table-cell table:number-columns-repeated="56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percentage" office:value="0.0012" calcext:value-type="percentage">
            <text:p>0,12 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887" calcext:value-type="float">
            <text:p>9887</text:p>
          </table:table-cell>
          <table:table-cell office:value-type="float" office:value="5720" calcext:value-type="float">
            <text:p>5720</text:p>
          </table:table-cell>
          <table:table-cell table:number-columns-repeated="56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percentage" office:value="0.0013" calcext:value-type="percentage">
            <text:p>0,13 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885" calcext:value-type="float">
            <text:p>9885</text:p>
          </table:table-cell>
          <table:table-cell office:value-type="float" office:value="5720" calcext:value-type="float">
            <text:p>5720</text:p>
          </table:table-cell>
          <table:table-cell table:number-columns-repeated="56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0001" calcext:value-type="percentage">
            <text:p>0,01 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95" calcext:value-type="float">
            <text:p>9895</text:p>
          </table:table-cell>
          <table:table-cell office:value-type="float" office:value="5730" calcext:value-type="float">
            <text:p>5730</text:p>
          </table:table-cell>
          <table:table-cell table:number-columns-repeated="56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percentage" office:value="0.0001" calcext:value-type="percentage">
            <text:p>0,01 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94" calcext:value-type="float">
            <text:p>9894</text:p>
          </table:table-cell>
          <table:table-cell office:value-type="float" office:value="5730" calcext:value-type="float">
            <text:p>5730</text:p>
          </table:table-cell>
          <table:table-cell table:number-columns-repeated="56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percentage" office:value="0.0003" calcext:value-type="percentage">
            <text:p>0,03 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91" calcext:value-type="float">
            <text:p>9891</text:p>
          </table:table-cell>
          <table:table-cell office:value-type="float" office:value="5730" calcext:value-type="float">
            <text:p>5730</text:p>
          </table:table-cell>
          <table:table-cell table:number-columns-repeated="56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percentage" office:value="0.0004" calcext:value-type="percentage">
            <text:p>0,04 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91" calcext:value-type="float">
            <text:p>9891</text:p>
          </table:table-cell>
          <table:table-cell office:value-type="float" office:value="5729" calcext:value-type="float">
            <text:p>5729</text:p>
          </table:table-cell>
          <table:table-cell table:number-columns-repeated="5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95" calcext:value-type="float">
            <text:p>9895</text:p>
          </table:table-cell>
          <table:table-cell office:value-type="float" office:value="5731" calcext:value-type="float">
            <text:p>5731</text:p>
          </table:table-cell>
          <table:table-cell table:number-columns-repeated="56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626" calcext:value-type="float">
            <text:p>15626</text:p>
          </table:table-cell>
          <table:table-cell table:number-columns-repeated="564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626" calcext:value-type="float">
            <text:p>15626</text:p>
          </table:table-cell>
          <table:table-cell table:number-columns-repeated="564"/>
        </table:table-row>
      </table:table>
      <table:table table:name="dbscans_best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ce3"/>
        <table:table-column table:style-name="co4" table:default-cell-style-name="ce6"/>
        <table:table-column table:style-name="co18" table:default-cell-style-name="ce12"/>
        <table:table-column table:style-name="co19" table:default-cell-style-name="ce13"/>
        <table:table-column table:style-name="co5" table:default-cell-style-name="ce12"/>
        <table:table-column table:style-name="co6" table:default-cell-style-name="ce13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8"/>
          <table:table-cell table:style-name="ce1"/>
          <table:table-cell table:style-name="ce4"/>
          <table:table-cell table:style-name="ce10" office:value-type="string" calcext:value-type="string" table:number-columns-spanned="4" table:number-rows-spanned="1">
            <text:p>meaningful clusters (excl. -1)</text:p>
          </table:table-cell>
          <table:covered-table-cell table:number-columns-repeated="3" table:style-name="ce24"/>
          <table:table-cell table:style-name="ce1" table:number-columns-repeated="79"/>
          <table:table-cell table:number-columns-repeated="462"/>
        </table:table-row>
        <table:table-row table:style-name="ro2">
          <table:table-cell table:style-name="ce1" office:value-type="string" calcext:value-type="string">
            <text:p>eps</text:p>
          </table:table-cell>
          <table:table-cell table:style-name="ce8" office:value-type="string" calcext:value-type="string">
            <text:p>min samples</text:p>
          </table:table-cell>
          <table:table-cell table:style-name="ce1" office:value-type="string" calcext:value-type="string">
            <text:p>clusters</text:p>
          </table:table-cell>
          <table:table-cell table:style-name="ce4" office:value-type="string" calcext:value-type="string">
            <text:p>noise</text:p>
          </table:table-cell>
          <table:table-cell table:style-name="ce24" office:value-type="string" calcext:value-type="string">
            <text:p>mc20</text:p>
          </table:table-cell>
          <table:table-cell table:style-name="ce24" office:value-type="string" calcext:value-type="string">
            <text:p>%mc20</text:p>
          </table:table-cell>
          <table:table-cell table:style-name="ce24" office:value-type="string" calcext:value-type="string">
            <text:p>mc50</text:p>
          </table:table-cell>
          <table:table-cell table:style-name="ce24" office:value-type="string" calcext:value-type="string">
            <text:p>%mc50</text:p>
          </table:table-cell>
          <table:table-cell table:style-name="ce1" office:value-type="string" calcext:value-type="string">
            <text:p>c-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c25</text:p>
          </table:table-cell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c29</text:p>
          </table:table-cell>
          <table:table-cell table:style-name="ce1" office:value-type="string" calcext:value-type="string">
            <text:p>c3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c34</text:p>
          </table:table-cell>
          <table:table-cell table:style-name="ce1" office:value-type="string" calcext:value-type="string">
            <text:p>c35</text:p>
          </table:table-cell>
          <table:table-cell table:style-name="ce1" office:value-type="string" calcext:value-type="string">
            <text:p>c36</text:p>
          </table:table-cell>
          <table:table-cell table:style-name="ce1" office:value-type="string" calcext:value-type="string">
            <text:p>c37</text:p>
          </table:table-cell>
          <table:table-cell table:style-name="ce1" office:value-type="string" calcext:value-type="string">
            <text:p>c38</text:p>
          </table:table-cell>
          <table:table-cell table:style-name="ce1" office:value-type="string" calcext:value-type="string">
            <text:p>c39</text:p>
          </table:table-cell>
          <table:table-cell table:style-name="ce1" office:value-type="string" calcext:value-type="string">
            <text:p>c40</text:p>
          </table:table-cell>
          <table:table-cell table:style-name="ce1" office:value-type="string" calcext:value-type="string">
            <text:p>c41</text:p>
          </table:table-cell>
          <table:table-cell table:style-name="ce1" office:value-type="string" calcext:value-type="string">
            <text:p>c42</text:p>
          </table:table-cell>
          <table:table-cell table:style-name="ce1" office:value-type="string" calcext:value-type="string">
            <text:p>c43</text:p>
          </table:table-cell>
          <table:table-cell table:style-name="ce1" office:value-type="string" calcext:value-type="string">
            <text:p>c44</text:p>
          </table:table-cell>
          <table:table-cell table:style-name="ce1" office:value-type="string" calcext:value-type="string">
            <text:p>c4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c47</text:p>
          </table:table-cell>
          <table:table-cell table:style-name="ce1" office:value-type="string" calcext:value-type="string">
            <text:p>c48</text:p>
          </table:table-cell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c50</text:p>
          </table:table-cell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55</text:p>
          </table:table-cell>
          <table:table-cell table:style-name="ce1" office:value-type="string" calcext:value-type="string">
            <text:p>c56</text:p>
          </table:table-cell>
          <table:table-cell table:style-name="ce1" office:value-type="string" calcext:value-type="string">
            <text:p>c57</text:p>
          </table:table-cell>
          <table:table-cell table:style-name="ce1" office:value-type="string" calcext:value-type="string">
            <text:p>c58</text:p>
          </table:table-cell>
          <table:table-cell table:style-name="ce1" office:value-type="string" calcext:value-type="string">
            <text:p>c59</text:p>
          </table:table-cell>
          <table:table-cell table:style-name="ce1" office:value-type="string" calcext:value-type="string">
            <text:p>c60</text:p>
          </table:table-cell>
          <table:table-cell table:style-name="ce1" office:value-type="string" calcext:value-type="string">
            <text:p>c61</text:p>
          </table:table-cell>
          <table:table-cell table:style-name="ce1" office:value-type="string" calcext:value-type="string">
            <text:p>c62</text:p>
          </table:table-cell>
          <table:table-cell table:style-name="ce1" office:value-type="string" calcext:value-type="string">
            <text:p>c63</text:p>
          </table:table-cell>
          <table:table-cell table:style-name="ce1" office:value-type="string" calcext:value-type="string">
            <text:p>c64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66</text:p>
          </table:table-cell>
          <table:table-cell table:style-name="ce1" office:value-type="string" calcext:value-type="string">
            <text:p>c67</text:p>
          </table:table-cell>
          <table:table-cell table:style-name="ce1" office:value-type="string" calcext:value-type="string">
            <text:p>c68</text:p>
          </table:table-cell>
          <table:table-cell table:style-name="ce1" office:value-type="string" calcext:value-type="string">
            <text:p>c69</text:p>
          </table:table-cell>
          <table:table-cell table:style-name="ce1" office:value-type="string" calcext:value-type="string">
            <text:p>c70</text:p>
          </table:table-cell>
          <table:table-cell table:style-name="ce1" office:value-type="string" calcext:value-type="string">
            <text:p>c71</text:p>
          </table:table-cell>
          <table:table-cell table:style-name="ce1" office:value-type="string" calcext:value-type="string">
            <text:p>c72</text:p>
          </table:table-cell>
          <table:table-cell table:style-name="ce1" office:value-type="string" calcext:value-type="string">
            <text:p>c73</text:p>
          </table:table-cell>
          <table:table-cell table:style-name="ce1" office:value-type="string" calcext:value-type="string">
            <text:p>c74</text:p>
          </table:table-cell>
          <table:table-cell table:style-name="ce1" office:value-type="string" calcext:value-type="string">
            <text:p>c75</text:p>
          </table:table-cell>
          <table:table-cell table:style-name="ce1" office:value-type="string" calcext:value-type="string">
            <text:p>c76</text:p>
          </table:table-cell>
          <table:table-cell table:style-name="ce1" office:value-type="string" calcext:value-type="string">
            <text:p>c77</text:p>
          </table:table-cell>
          <table:table-cell table:number-columns-repeated="46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office:value-type="percentage" office:value="0.1352" calcext:value-type="percentage">
            <text:p>13,52 %</text:p>
          </table:table-cell>
          <table:table-cell table:formula="of:=COUNTIF([.$J3:.$CI3];&quot;&gt;=20&quot;)" office:value-type="float" office:value="7" calcext:value-type="float">
            <text:p>7</text:p>
          </table:table-cell>
          <table:table-cell table:formula="of:=+[.E3]/[.$C3]" office:value-type="percentage" office:value="0.0909090909090909" calcext:value-type="percentage">
            <text:p>9%</text:p>
          </table:table-cell>
          <table:table-cell table:formula="of:=COUNTIF([.$J3:.$CI3];&quot;&gt;=50&quot;)" office:value-type="float" office:value="6" calcext:value-type="float">
            <text:p>6</text:p>
          </table:table-cell>
          <table:table-cell table:formula="of:=+[.G3]/[.$C3]" office:value-type="percentage" office:value="0.0779220779220779" calcext:value-type="percentage">
            <text:p>8%</text:p>
          </table:table-cell>
          <table:table-cell office:value-type="float" office:value="2113" calcext:value-type="float">
            <text:p>2113</text:p>
          </table:table-cell>
          <table:table-cell office:value-type="float" office:value="8538" calcext:value-type="float">
            <text:p>8538</text:p>
          </table:table-cell>
          <table:table-cell office:value-type="float" office:value="4157" calcext:value-type="float">
            <text:p>41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6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percentage" office:value="0.1559" calcext:value-type="percentage">
            <text:p>15,59 %</text:p>
          </table:table-cell>
          <table:table-cell table:formula="of:=COUNTIF([.$J4:.$CI4];&quot;&gt;=20&quot;)" office:value-type="float" office:value="4" calcext:value-type="float">
            <text:p>4</text:p>
          </table:table-cell>
          <table:table-cell table:formula="of:=+[.E4]/[.$C4]" office:value-type="percentage" office:value="0.0952380952380952" calcext:value-type="percentage">
            <text:p>10%</text:p>
          </table:table-cell>
          <table:table-cell table:formula="of:=COUNTIF([.$J4:.$CI4];&quot;&gt;=50&quot;)" office:value-type="float" office:value="4" calcext:value-type="float">
            <text:p>4</text:p>
          </table:table-cell>
          <table:table-cell table:formula="of:=+[.G4]/[.$C4]" office:value-type="percentage" office:value="0.0952380952380952" calcext:value-type="percentage">
            <text:p>10%</text:p>
          </table:table-cell>
          <table:table-cell office:value-type="float" office:value="2436" calcext:value-type="float">
            <text:p>2436</text:p>
          </table:table-cell>
          <table:table-cell office:value-type="float" office:value="8406" calcext:value-type="float">
            <text:p>8406</text:p>
          </table:table-cell>
          <table:table-cell office:value-type="float" office:value="4095" calcext:value-type="float">
            <text:p>4095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9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percentage" office:value="0.1736" calcext:value-type="percentage">
            <text:p>17,36 %</text:p>
          </table:table-cell>
          <table:table-cell table:formula="of:=COUNTIF([.$J5:.$CI5];&quot;&gt;=20&quot;)" office:value-type="float" office:value="5" calcext:value-type="float">
            <text:p>5</text:p>
          </table:table-cell>
          <table:table-cell table:formula="of:=+[.E5]/[.$C5]" office:value-type="percentage" office:value="0.227272727272727" calcext:value-type="percentage">
            <text:p>23%</text:p>
          </table:table-cell>
          <table:table-cell table:formula="of:=COUNTIF([.$J5:.$CI5];&quot;&gt;=50&quot;)" office:value-type="float" office:value="5" calcext:value-type="float">
            <text:p>5</text:p>
          </table:table-cell>
          <table:table-cell table:formula="of:=+[.G5]/[.$C5]" office:value-type="percentage" office:value="0.227272727272727" calcext:value-type="percentage">
            <text:p>23%</text:p>
          </table:table-cell>
          <table:table-cell office:value-type="float" office:value="2712" calcext:value-type="float">
            <text:p>2712</text:p>
          </table:table-cell>
          <table:table-cell office:value-type="float" office:value="8303" calcext:value-type="float">
            <text:p>8303</text:p>
          </table:table-cell>
          <table:table-cell office:value-type="float" office:value="3911" calcext:value-type="float">
            <text:p>3911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1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percentage" office:value="0.1872" calcext:value-type="percentage">
            <text:p>18,72 %</text:p>
          </table:table-cell>
          <table:table-cell table:formula="of:=COUNTIF([.$J6:.$CI6];&quot;&gt;=20&quot;)" office:value-type="float" office:value="5" calcext:value-type="float">
            <text:p>5</text:p>
          </table:table-cell>
          <table:table-cell table:formula="of:=+[.E6]/[.$C6]" office:value-type="percentage" office:value="0.3125" calcext:value-type="percentage">
            <text:p>31%</text:p>
          </table:table-cell>
          <table:table-cell table:formula="of:=COUNTIF([.$J6:.$CI6];&quot;&gt;=50&quot;)" office:value-type="float" office:value="5" calcext:value-type="float">
            <text:p>5</text:p>
          </table:table-cell>
          <table:table-cell table:formula="of:=+[.G6]/[.$C6]" office:value-type="percentage" office:value="0.3125" calcext:value-type="percentage">
            <text:p>31%</text:p>
          </table:table-cell>
          <table:table-cell office:value-type="float" office:value="2925" calcext:value-type="float">
            <text:p>2925</text:p>
          </table:table-cell>
          <table:table-cell office:value-type="float" office:value="8207" calcext:value-type="float">
            <text:p>8207</text:p>
          </table:table-cell>
          <table:table-cell office:value-type="float" office:value="3850" calcext:value-type="float">
            <text:p>3850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2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percentage" office:value="0.2008" calcext:value-type="percentage">
            <text:p>20,08 %</text:p>
          </table:table-cell>
          <table:table-cell table:formula="of:=COUNTIF([.$J7:.$CI7];&quot;&gt;=20&quot;)" office:value-type="float" office:value="6" calcext:value-type="float">
            <text:p>6</text:p>
          </table:table-cell>
          <table:table-cell table:formula="of:=+[.E7]/[.$C7]" office:value-type="percentage" office:value="0.352941176470588" calcext:value-type="percentage">
            <text:p>35%</text:p>
          </table:table-cell>
          <table:table-cell table:formula="of:=COUNTIF([.$J7:.$CI7];&quot;&gt;=50&quot;)" office:value-type="float" office:value="5" calcext:value-type="float">
            <text:p>5</text:p>
          </table:table-cell>
          <table:table-cell table:formula="of:=+[.G7]/[.$C7]" office:value-type="percentage" office:value="0.294117647058823" calcext:value-type="percentage">
            <text:p>29%</text:p>
          </table:table-cell>
          <table:table-cell office:value-type="float" office:value="3137" calcext:value-type="float">
            <text:p>3137</text:p>
          </table:table-cell>
          <table:table-cell office:value-type="float" office:value="8080" calcext:value-type="float">
            <text:p>8080</text:p>
          </table:table-cell>
          <table:table-cell office:value-type="float" office:value="3739" calcext:value-type="float">
            <text:p>3739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7" calcext:value-type="float">
            <text:p>26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2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percentage" office:value="0.2118" calcext:value-type="percentage">
            <text:p>21,18 %</text:p>
          </table:table-cell>
          <table:table-cell table:formula="of:=COUNTIF([.$J8:.$CI8];&quot;&gt;=20&quot;)" office:value-type="float" office:value="7" calcext:value-type="float">
            <text:p>7</text:p>
          </table:table-cell>
          <table:table-cell table:formula="of:=+[.E8]/[.$C8]" office:value-type="percentage" office:value="0.4375" calcext:value-type="percentage">
            <text:p>44%</text:p>
          </table:table-cell>
          <table:table-cell table:formula="of:=COUNTIF([.$J8:.$CI8];&quot;&gt;=50&quot;)" office:value-type="float" office:value="6" calcext:value-type="float">
            <text:p>6</text:p>
          </table:table-cell>
          <table:table-cell table:formula="of:=+[.G8]/[.$C8]" office:value-type="percentage" office:value="0.375" calcext:value-type="percentage">
            <text:p>38%</text:p>
          </table:table-cell>
          <table:table-cell office:value-type="float" office:value="3309" calcext:value-type="float">
            <text:p>3309</text:p>
          </table:table-cell>
          <table:table-cell office:value-type="float" office:value="6523" calcext:value-type="float">
            <text:p>6523</text:p>
          </table:table-cell>
          <table:table-cell office:value-type="float" office:value="3701" calcext:value-type="float">
            <text:p>3701</text:p>
          </table:table-cell>
          <table:table-cell office:value-type="float" office:value="1451" calcext:value-type="float">
            <text:p>1451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2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percentage" office:value="0.2242" calcext:value-type="percentage">
            <text:p>22,42 %</text:p>
          </table:table-cell>
          <table:table-cell table:formula="of:=COUNTIF([.$J9:.$CI9];&quot;&gt;=20&quot;)" office:value-type="float" office:value="6" calcext:value-type="float">
            <text:p>6</text:p>
          </table:table-cell>
          <table:table-cell table:formula="of:=+[.E9]/[.$C9]" office:value-type="percentage" office:value="0.375" calcext:value-type="percentage">
            <text:p>38%</text:p>
          </table:table-cell>
          <table:table-cell table:formula="of:=COUNTIF([.$J9:.$CI9];&quot;&gt;=50&quot;)" office:value-type="float" office:value="6" calcext:value-type="float">
            <text:p>6</text:p>
          </table:table-cell>
          <table:table-cell table:formula="of:=+[.G9]/[.$C9]" office:value-type="percentage" office:value="0.375" calcext:value-type="percentage">
            <text:p>38%</text:p>
          </table:table-cell>
          <table:table-cell office:value-type="float" office:value="3503" calcext:value-type="float">
            <text:p>3503</text:p>
          </table:table-cell>
          <table:table-cell office:value-type="float" office:value="6447" calcext:value-type="float">
            <text:p>6447</text:p>
          </table:table-cell>
          <table:table-cell office:value-type="float" office:value="3668" calcext:value-type="float">
            <text:p>3668</text:p>
          </table:table-cell>
          <table:table-cell office:value-type="float" office:value="1417" calcext:value-type="float">
            <text:p>1417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2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percentage" office:value="0.2353" calcext:value-type="percentage">
            <text:p>23,53 %</text:p>
          </table:table-cell>
          <table:table-cell table:formula="of:=COUNTIF([.$J10:.$CI10];&quot;&gt;=20&quot;)" office:value-type="float" office:value="6" calcext:value-type="float">
            <text:p>6</text:p>
          </table:table-cell>
          <table:table-cell table:formula="of:=+[.E10]/[.$C10]" office:value-type="percentage" office:value="0.428571428571429" calcext:value-type="percentage">
            <text:p>43%</text:p>
          </table:table-cell>
          <table:table-cell table:formula="of:=COUNTIF([.$J10:.$CI10];&quot;&gt;=50&quot;)" office:value-type="float" office:value="6" calcext:value-type="float">
            <text:p>6</text:p>
          </table:table-cell>
          <table:table-cell table:formula="of:=+[.G10]/[.$C10]" office:value-type="percentage" office:value="0.428571428571429" calcext:value-type="percentage">
            <text:p>43%</text:p>
          </table:table-cell>
          <table:table-cell office:value-type="float" office:value="3677" calcext:value-type="float">
            <text:p>3677</text:p>
          </table:table-cell>
          <table:table-cell office:value-type="float" office:value="6386" calcext:value-type="float">
            <text:p>6386</text:p>
          </table:table-cell>
          <table:table-cell office:value-type="float" office:value="3625" calcext:value-type="float">
            <text:p>3625</text:p>
          </table:table-cell>
          <table:table-cell office:value-type="float" office:value="1397" calcext:value-type="float">
            <text:p>1397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percentage" office:value="0.246" calcext:value-type="percentage">
            <text:p>24,60 %</text:p>
          </table:table-cell>
          <table:table-cell table:formula="of:=COUNTIF([.$J11:.$CI11];&quot;&gt;=20&quot;)" office:value-type="float" office:value="8" calcext:value-type="float">
            <text:p>8</text:p>
          </table:table-cell>
          <table:table-cell table:formula="of:=+[.E11]/[.$C11]" office:value-type="percentage" office:value="0.5" calcext:value-type="percentage">
            <text:p>50%</text:p>
          </table:table-cell>
          <table:table-cell table:formula="of:=COUNTIF([.$J11:.$CI11];&quot;&gt;=50&quot;)" office:value-type="float" office:value="7" calcext:value-type="float">
            <text:p>7</text:p>
          </table:table-cell>
          <table:table-cell table:formula="of:=+[.G11]/[.$C11]" office:value-type="percentage" office:value="0.4375" calcext:value-type="percentage">
            <text:p>44%</text:p>
          </table:table-cell>
          <table:table-cell office:value-type="float" office:value="3844" calcext:value-type="float">
            <text:p>3844</text:p>
          </table:table-cell>
          <table:table-cell office:value-type="float" office:value="5728" calcext:value-type="float">
            <text:p>5728</text:p>
          </table:table-cell>
          <table:table-cell office:value-type="float" office:value="3580" calcext:value-type="float">
            <text:p>3580</text:p>
          </table:table-cell>
          <table:table-cell office:value-type="float" office:value="1362" calcext:value-type="float">
            <text:p>1362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2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percentage" office:value="0.2567" calcext:value-type="percentage">
            <text:p>25,67 %</text:p>
          </table:table-cell>
          <table:table-cell table:formula="of:=COUNTIF([.$J12:.$CI12];&quot;&gt;=20&quot;)" office:value-type="float" office:value="9" calcext:value-type="float">
            <text:p>9</text:p>
          </table:table-cell>
          <table:table-cell table:style-name="ce14" table:formula="of:=+[.E12]/[.$C12]" office:value-type="percentage" office:value="0.6" calcext:value-type="percentage">
            <text:p>60%</text:p>
          </table:table-cell>
          <table:table-cell table:formula="of:=COUNTIF([.$J12:.$CI12];&quot;&gt;=50&quot;)" office:value-type="float" office:value="8" calcext:value-type="float">
            <text:p>8</text:p>
          </table:table-cell>
          <table:table-cell table:style-name="ce14" table:formula="of:=+[.G12]/[.$C12]" office:value-type="percentage" office:value="0.533333333333333" calcext:value-type="percentage">
            <text:p>53%</text:p>
          </table:table-cell>
          <table:table-cell office:value-type="float" office:value="4011" calcext:value-type="float">
            <text:p>4011</text:p>
          </table:table-cell>
          <table:table-cell office:value-type="float" office:value="3548" calcext:value-type="float">
            <text:p>3548</text:p>
          </table:table-cell>
          <table:table-cell office:value-type="float" office:value="5682" calcext:value-type="float">
            <text:p>5682</text:p>
          </table:table-cell>
          <table:table-cell office:value-type="float" office:value="1326" calcext:value-type="float">
            <text:p>1326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25"/>
        </table:table-row>
        <table:table-row table:style-name="ro1"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office:value-type="percentage" office:value="0.2646" calcext:value-type="percentage">
            <text:p>26,46 %</text:p>
          </table:table-cell>
          <table:table-cell table:formula="of:=COUNTIF([.$J13:.$CI13];&quot;&gt;=20&quot;)" office:value-type="float" office:value="9" calcext:value-type="float">
            <text:p>9</text:p>
          </table:table-cell>
          <table:table-cell table:style-name="ce14" table:formula="of:=+[.E13]/[.$C13]" office:value-type="percentage" office:value="0.5625" calcext:value-type="percentage">
            <text:p>56%</text:p>
          </table:table-cell>
          <table:table-cell table:formula="of:=COUNTIF([.$J13:.$CI13];&quot;&gt;=50&quot;)" office:value-type="float" office:value="8" calcext:value-type="float">
            <text:p>8</text:p>
          </table:table-cell>
          <table:table-cell table:style-name="ce14" table:formula="of:=+[.G13]/[.$C13]" office:value-type="percentage" office:value="0.5" calcext:value-type="percentage">
            <text:p>50%</text:p>
          </table:table-cell>
          <table:table-cell office:value-type="float" office:value="4134" calcext:value-type="float">
            <text:p>4134</text:p>
          </table:table-cell>
          <table:table-cell office:value-type="float" office:value="3522" calcext:value-type="float">
            <text:p>3522</text:p>
          </table:table-cell>
          <table:table-cell office:value-type="float" office:value="5653" calcext:value-type="float">
            <text:p>5653</text:p>
          </table:table-cell>
          <table:table-cell office:value-type="float" office:value="1308" calcext:value-type="float">
            <text:p>1308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24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percentage" office:value="0.2773" calcext:value-type="percentage">
            <text:p>27,73 %</text:p>
          </table:table-cell>
          <table:table-cell table:formula="of:=COUNTIF([.$J14:.$CI14];&quot;&gt;=20&quot;)" office:value-type="float" office:value="9" calcext:value-type="float">
            <text:p>9</text:p>
          </table:table-cell>
          <table:table-cell table:style-name="ce14" table:formula="of:=+[.E14]/[.$C14]" office:value-type="percentage" office:value="0.642857142857143" calcext:value-type="percentage">
            <text:p>64%</text:p>
          </table:table-cell>
          <table:table-cell table:formula="of:=COUNTIF([.$J14:.$CI14];&quot;&gt;=50&quot;)" office:value-type="float" office:value="9" calcext:value-type="float">
            <text:p>9</text:p>
          </table:table-cell>
          <table:table-cell table:style-name="ce14" table:formula="of:=+[.G14]/[.$C14]" office:value-type="percentage" office:value="0.642857142857143" calcext:value-type="percentage">
            <text:p>64%</text:p>
          </table:table-cell>
          <table:table-cell office:value-type="float" office:value="4333" calcext:value-type="float">
            <text:p>4333</text:p>
          </table:table-cell>
          <table:table-cell office:value-type="float" office:value="3492" calcext:value-type="float">
            <text:p>3492</text:p>
          </table:table-cell>
          <table:table-cell office:value-type="float" office:value="5556" calcext:value-type="float">
            <text:p>5556</text:p>
          </table:table-cell>
          <table:table-cell office:value-type="float" office:value="1290" calcext:value-type="float">
            <text:p>1290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99" calcext:value-type="float">
            <text:p>39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5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percentage" office:value="0.2852" calcext:value-type="percentage">
            <text:p>28,52 %</text:p>
          </table:table-cell>
          <table:table-cell table:formula="of:=COUNTIF([.$J15:.$CI15];&quot;&gt;=20&quot;)" office:value-type="float" office:value="10" calcext:value-type="float">
            <text:p>10</text:p>
          </table:table-cell>
          <table:table-cell table:formula="of:=+[.E15]/[.$C15]" office:value-type="percentage" office:value="0.769230769230769" calcext:value-type="percentage">
            <text:p>77%</text:p>
          </table:table-cell>
          <table:table-cell table:formula="of:=COUNTIF([.$J15:.$CI15];&quot;&gt;=50&quot;)" office:value-type="float" office:value="8" calcext:value-type="float">
            <text:p>8</text:p>
          </table:table-cell>
          <table:table-cell table:style-name="ce14" table:formula="of:=+[.G15]/[.$C15]" office:value-type="percentage" office:value="0.615384615384615" calcext:value-type="percentage">
            <text:p>62%</text:p>
          </table:table-cell>
          <table:table-cell office:value-type="float" office:value="4456" calcext:value-type="float">
            <text:p>4456</text:p>
          </table:table-cell>
          <table:table-cell office:value-type="float" office:value="3471" calcext:value-type="float">
            <text:p>3471</text:p>
          </table:table-cell>
          <table:table-cell office:value-type="float" office:value="5522" calcext:value-type="float">
            <text:p>5522</text:p>
          </table:table-cell>
          <table:table-cell office:value-type="float" office:value="1267" calcext:value-type="float">
            <text:p>1267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52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percentage" office:value="0.2955" calcext:value-type="percentage">
            <text:p>29,55 %</text:p>
          </table:table-cell>
          <table:table-cell table:formula="of:=COUNTIF([.$J16:.$CI16];&quot;&gt;=20&quot;)" office:value-type="float" office:value="11" calcext:value-type="float">
            <text:p>11</text:p>
          </table:table-cell>
          <table:table-cell table:formula="of:=+[.E16]/[.$C16]" office:value-type="percentage" office:value="1" calcext:value-type="percentage">
            <text:p>100%</text:p>
          </table:table-cell>
          <table:table-cell table:formula="of:=COUNTIF([.$J16:.$CI16];&quot;&gt;=50&quot;)" office:value-type="float" office:value="8" calcext:value-type="float">
            <text:p>8</text:p>
          </table:table-cell>
          <table:table-cell table:formula="of:=+[.G16]/[.$C16]" office:value-type="percentage" office:value="0.727272727272727" calcext:value-type="percentage">
            <text:p>73%</text:p>
          </table:table-cell>
          <table:table-cell office:value-type="float" office:value="4618" calcext:value-type="float">
            <text:p>4618</text:p>
          </table:table-cell>
          <table:table-cell office:value-type="float" office:value="3443" calcext:value-type="float">
            <text:p>3443</text:p>
          </table:table-cell>
          <table:table-cell office:value-type="float" office:value="5482" calcext:value-type="float">
            <text:p>5482</text:p>
          </table:table-cell>
          <table:table-cell office:value-type="float" office:value="1244" calcext:value-type="float">
            <text:p>124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85" calcext:value-type="float">
            <text:p>385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52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percentage" office:value="0.3042" calcext:value-type="percentage">
            <text:p>30,42 %</text:p>
          </table:table-cell>
          <table:table-cell table:formula="of:=COUNTIF([.$J17:.$CI17];&quot;&gt;=20&quot;)" office:value-type="float" office:value="11" calcext:value-type="float">
            <text:p>11</text:p>
          </table:table-cell>
          <table:table-cell table:formula="of:=+[.E17]/[.$C17]" office:value-type="percentage" office:value="0.916666666666667" calcext:value-type="percentage">
            <text:p>92%</text:p>
          </table:table-cell>
          <table:table-cell table:formula="of:=COUNTIF([.$J17:.$CI17];&quot;&gt;=50&quot;)" office:value-type="float" office:value="9" calcext:value-type="float">
            <text:p>9</text:p>
          </table:table-cell>
          <table:table-cell table:formula="of:=+[.G17]/[.$C17]" office:value-type="percentage" office:value="0.75" calcext:value-type="percentage">
            <text:p>75%</text:p>
          </table:table-cell>
          <table:table-cell office:value-type="float" office:value="4753" calcext:value-type="float">
            <text:p>4753</text:p>
          </table:table-cell>
          <table:table-cell office:value-type="float" office:value="3403" calcext:value-type="float">
            <text:p>3403</text:p>
          </table:table-cell>
          <table:table-cell office:value-type="float" office:value="5356" calcext:value-type="float">
            <text:p>5356</text:p>
          </table:table-cell>
          <table:table-cell office:value-type="float" office:value="1234" calcext:value-type="float">
            <text:p>123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79" calcext:value-type="float">
            <text:p>379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52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percentage" office:value="0.3091" calcext:value-type="percentage">
            <text:p>30,91 %</text:p>
          </table:table-cell>
          <table:table-cell table:formula="of:=COUNTIF([.$J18:.$CI18];&quot;&gt;=20&quot;)" office:value-type="float" office:value="13" calcext:value-type="float">
            <text:p>13</text:p>
          </table:table-cell>
          <table:table-cell table:formula="of:=+[.E18]/[.$C18]" office:value-type="percentage" office:value="0.928571428571429" calcext:value-type="percentage">
            <text:p>93%</text:p>
          </table:table-cell>
          <table:table-cell table:formula="of:=COUNTIF([.$J18:.$CI18];&quot;&gt;=50&quot;)" office:value-type="float" office:value="8" calcext:value-type="float">
            <text:p>8</text:p>
          </table:table-cell>
          <table:table-cell table:formula="of:=+[.G18]/[.$C18]" office:value-type="percentage" office:value="0.571428571428571" calcext:value-type="percentage">
            <text:p>57%</text:p>
          </table:table-cell>
          <table:table-cell office:value-type="float" office:value="4830" calcext:value-type="float">
            <text:p>4830</text:p>
          </table:table-cell>
          <table:table-cell office:value-type="float" office:value="3380" calcext:value-type="float">
            <text:p>3380</text:p>
          </table:table-cell>
          <table:table-cell office:value-type="float" office:value="5336" calcext:value-type="float">
            <text:p>5336</text:p>
          </table:table-cell>
          <table:table-cell office:value-type="float" office:value="378" calcext:value-type="float">
            <text:p>37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41" calcext:value-type="float">
            <text:p>841</text:p>
          </table:table-cell>
          <table:table-cell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5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percentage" office:value="0.3181" calcext:value-type="percentage">
            <text:p>31,81 %</text:p>
          </table:table-cell>
          <table:table-cell table:formula="of:=COUNTIF([.$J19:.$CI19];&quot;&gt;=20&quot;)" office:value-type="float" office:value="12" calcext:value-type="float">
            <text:p>12</text:p>
          </table:table-cell>
          <table:table-cell table:formula="of:=+[.E19]/[.$C19]" office:value-type="percentage" office:value="0.923076923076923" calcext:value-type="percentage">
            <text:p>92%</text:p>
          </table:table-cell>
          <table:table-cell table:formula="of:=COUNTIF([.$J19:.$CI19];&quot;&gt;=50&quot;)" office:value-type="float" office:value="8" calcext:value-type="float">
            <text:p>8</text:p>
          </table:table-cell>
          <table:table-cell table:formula="of:=+[.G19]/[.$C19]" office:value-type="percentage" office:value="0.615384615384615" calcext:value-type="percentage">
            <text:p>62%</text:p>
          </table:table-cell>
          <table:table-cell office:value-type="float" office:value="4970" calcext:value-type="float">
            <text:p>4970</text:p>
          </table:table-cell>
          <table:table-cell office:value-type="float" office:value="3353" calcext:value-type="float">
            <text:p>3353</text:p>
          </table:table-cell>
          <table:table-cell office:value-type="float" office:value="5306" calcext:value-type="float">
            <text:p>5306</text:p>
          </table:table-cell>
          <table:table-cell office:value-type="float" office:value="371" calcext:value-type="float">
            <text:p>37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31" calcext:value-type="float">
            <text:p>831</text:p>
          </table:table-cell>
          <table:table-cell office:value-type="float" office:value="374" calcext:value-type="float">
            <text:p>374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52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percentage" office:value="0.3255" calcext:value-type="percentage">
            <text:p>32,55 %</text:p>
          </table:table-cell>
          <table:table-cell table:formula="of:=COUNTIF([.$J20:.$CI20];&quot;&gt;=20&quot;)" office:value-type="float" office:value="12" calcext:value-type="float">
            <text:p>12</text:p>
          </table:table-cell>
          <table:table-cell table:formula="of:=+[.E20]/[.$C20]" office:value-type="percentage" office:value="1" calcext:value-type="percentage">
            <text:p>100%</text:p>
          </table:table-cell>
          <table:table-cell table:formula="of:=COUNTIF([.$J20:.$CI20];&quot;&gt;=50&quot;)" office:value-type="float" office:value="8" calcext:value-type="float">
            <text:p>8</text:p>
          </table:table-cell>
          <table:table-cell table:formula="of:=+[.G20]/[.$C20]" office:value-type="percentage" office:value="0.666666666666667" calcext:value-type="percentage">
            <text:p>67%</text:p>
          </table:table-cell>
          <table:table-cell office:value-type="float" office:value="5087" calcext:value-type="float">
            <text:p>5087</text:p>
          </table:table-cell>
          <table:table-cell office:value-type="float" office:value="3323" calcext:value-type="float">
            <text:p>3323</text:p>
          </table:table-cell>
          <table:table-cell office:value-type="float" office:value="5280" calcext:value-type="float">
            <text:p>5280</text:p>
          </table:table-cell>
          <table:table-cell office:value-type="float" office:value="366" calcext:value-type="float">
            <text:p>36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370" calcext:value-type="float">
            <text:p>37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28"/>
        </table:table-row>
      </table:table>
      <table:table table:name="Tabelle3" table:style-name="ta1">
        <table:table-column table:style-name="co16" table:number-columns-repeated="3" table:default-cell-style-name="Default"/>
        <table:table-column table:style-name="co16" table:default-cell-style-name="ce5"/>
        <table:table-column table:style-name="co20" table:default-cell-style-name="Default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no_pop0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 samples</text:p>
          </table:table-cell>
          <table:table-cell table:style-name="ce1" office:value-type="string" calcext:value-type="string">
            <text:p>clusters</text:p>
          </table:table-cell>
          <table:table-cell table:style-name="ce1" office:value-type="string" calcext:value-type="string">
            <text:p>noise</text:p>
          </table:table-cell>
          <table:table-cell/>
          <table:table-cell table:style-name="ce1" office:value-type="string" calcext:value-type="string">
            <text:p>eps</text:p>
          </table:table-cell>
          <table:table-cell table:style-name="ce8" office:value-type="string" calcext:value-type="string">
            <text:p>min samples</text:p>
          </table:table-cell>
          <table:table-cell table:style-name="ce1" office:value-type="string" calcext:value-type="string">
            <text:p>clusters</text:p>
          </table:table-cell>
          <table:table-cell table:style-name="ce4" office:value-type="string" calcext:value-type="string">
            <text:p>noise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percentage" office:value="0.1328" calcext:value-type="percentage">
            <text:p>13,28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percentage" office:value="0.1352" calcext:value-type="percentage">
            <text:p>13,52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percentage" office:value="0.151" calcext:value-type="percentage">
            <text:p>15,10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percentage" office:value="0.1559" calcext:value-type="percentage">
            <text:p>15,59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percentage" office:value="0.1667" calcext:value-type="percentage">
            <text:p>16,67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percentage" office:value="0.1736" calcext:value-type="percentage">
            <text:p>17,36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percentage" office:value="0.1799" calcext:value-type="percentage">
            <text:p>17,99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1872" calcext:value-type="percentage">
            <text:p>18,72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1938" calcext:value-type="percentage">
            <text:p>19,38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percentage" office:value="0.2008" calcext:value-type="percentage">
            <text:p>20,08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percentage" office:value="0.2051" calcext:value-type="percentage">
            <text:p>20,51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118" calcext:value-type="percentage">
            <text:p>21,18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percentage" office:value="0.2163" calcext:value-type="percentage">
            <text:p>21,63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242" calcext:value-type="percentage">
            <text:p>22,42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percentage" office:value="0.2296" calcext:value-type="percentage">
            <text:p>22,96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2353" calcext:value-type="percentage">
            <text:p>23,53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2401" calcext:value-type="percentage">
            <text:p>24,01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percentage" office:value="0.246" calcext:value-type="percentage">
            <text:p>24,60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percentage" office:value="0.249" calcext:value-type="percentage">
            <text:p>24,90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percentage" office:value="0.2567" calcext:value-type="percentage">
            <text:p>25,67 %</text:p>
          </table:table-cell>
        </table:table-row>
        <table:table-row table:style-name="ro1">
          <table:table-cell table:style-name="ce28" office:value-type="float" office:value="0.3" calcext:value-type="float">
            <text:p>0,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office:value-type="percentage" office:value="0.2568" calcext:value-type="percentage">
            <text:p>25,68 %</text:p>
          </table:table-cell>
          <table:table-cell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table:style-name="ce6" office:value-type="percentage" office:value="0.2646" calcext:value-type="percentage">
            <text:p>26,46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2655" calcext:value-type="percentage">
            <text:p>26,55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2773" calcext:value-type="percentage">
            <text:p>27,73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2719" calcext:value-type="percentage">
            <text:p>27,19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percentage" office:value="0.2852" calcext:value-type="percentage">
            <text:p>28,52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percentage" office:value="0.2783" calcext:value-type="percentage">
            <text:p>27,83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percentage" office:value="0.2955" calcext:value-type="percentage">
            <text:p>29,55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percentage" office:value="0.287" calcext:value-type="percentage">
            <text:p>28,70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percentage" office:value="0.3042" calcext:value-type="percentage">
            <text:p>30,42 %</text:p>
          </table:table-cell>
        </table:table-row>
        <table:table-row table:style-name="ro1">
          <table:table-cell table:style-name="ce9" office:value-type="float" office:value="0.3" calcext:value-type="float">
            <text:p>0,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29" office:value-type="percentage" office:value="0.2934" calcext:value-type="percentage">
            <text:p>29,34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percentage" office:value="0.3091" calcext:value-type="percentage">
            <text:p>30,91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006" calcext:value-type="percentage">
            <text:p>30,06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percentage" office:value="0.3181" calcext:value-type="percentage">
            <text:p>31,81 %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percentage" office:value="0.3068" calcext:value-type="percentage">
            <text:p>30,68 %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percentage" office:value="0.3255" calcext:value-type="percentage">
            <text:p>32,55 %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percentage" office:value="0.0319" calcext:value-type="percentage">
            <text:p>3,19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percentage" office:value="0.0362" calcext:value-type="percentage">
            <text:p>3,62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percentage" office:value="0.0393" calcext:value-type="percentage">
            <text:p>3,93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percentage" office:value="0.0419" calcext:value-type="percentage">
            <text:p>4,19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percentage" office:value="0.0451" calcext:value-type="percentage">
            <text:p>4,51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percentage" office:value="0.0478" calcext:value-type="percentage">
            <text:p>4,78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0515" calcext:value-type="percentage">
            <text:p>5,15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percentage" office:value="0.0572" calcext:value-type="percentage">
            <text:p>5,72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percentage" office:value="0.0594" calcext:value-type="percentage">
            <text:p>5,94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percentage" office:value="0.0636" calcext:value-type="percentage">
            <text:p>6,36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657" calcext:value-type="percentage">
            <text:p>6,57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percentage" office:value="0.0687" calcext:value-type="percentage">
            <text:p>6,87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percentage" office:value="0.0705" calcext:value-type="percentage">
            <text:p>7,05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percentage" office:value="0.0728" calcext:value-type="percentage">
            <text:p>7,28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percentage" office:value="0.0738" calcext:value-type="percentage">
            <text:p>7,38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percentage" office:value="0.0755" calcext:value-type="percentage">
            <text:p>7,55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percentage" office:value="0.0785" calcext:value-type="percentage">
            <text:p>7,85 %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0812" calcext:value-type="percentage">
            <text:p>8,12 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7:41:25.2580550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8:19:01.606723693</dc:date>
    <meta:editing-duration>PT39M34S</meta:editing-duration>
    <meta:editing-cycles>5</meta:editing-cycles>
    <meta:generator>LibreOffice/6.0.7.3$Linux_X86_64 LibreOffice_project/00m0$Build-3</meta:generator>
    <meta:document-statistic meta:table-count="3" meta:cell-count="3412" meta:object-count="0"/>
  </office:meta>
</office:document-meta>
</file>